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riam Libre" svg:font-family="'Miriam Libre'" style:font-family-generic="modern"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officeooo:rsid="0076a155" officeooo:paragraph-rsid="0076a155" style:font-weight-asian="bold" style:font-weight-complex="bold"/>
    </style:style>
    <style:style style:name="P3" style:family="paragraph" style:parent-style-name="Standard">
      <style:paragraph-properties fo:text-align="start" style:justify-single-word="false"/>
      <style:text-properties style:font-name="Miriam Libre" fo:font-weight="normal" officeooo:rsid="00154884" officeooo:paragraph-rsid="00154884" style:font-weight-asian="normal" style:font-weight-complex="normal"/>
    </style:style>
    <style:style style:name="P4" style:family="paragraph" style:parent-style-name="Standard">
      <style:paragraph-properties fo:text-align="start" style:justify-single-word="false"/>
      <style:text-properties style:font-name="Miriam Libre" fo:font-weight="normal" officeooo:rsid="00269f9f" officeooo:paragraph-rsid="00269f9f" style:font-weight-asian="normal" style:font-weight-complex="normal"/>
    </style:style>
    <style:style style:name="P5" style:family="paragraph" style:parent-style-name="Standard">
      <style:paragraph-properties fo:text-align="start" style:justify-single-word="false"/>
      <style:text-properties style:font-name="Miriam Libre" fo:font-weight="normal" officeooo:rsid="00284547" officeooo:paragraph-rsid="00284547" style:font-weight-asian="normal" style:font-weight-complex="normal"/>
    </style:style>
    <style:style style:name="P6" style:family="paragraph" style:parent-style-name="Standard">
      <style:paragraph-properties fo:text-align="start" style:justify-single-word="false"/>
      <style:text-properties style:font-name="Miriam Libre" fo:font-weight="normal" officeooo:rsid="002a44cb" officeooo:paragraph-rsid="0030e179" style:font-weight-asian="normal" style:font-weight-complex="normal"/>
    </style:style>
    <style:style style:name="P7" style:family="paragraph" style:parent-style-name="Standard">
      <style:paragraph-properties fo:text-align="start" style:justify-single-word="false"/>
      <style:text-properties style:font-name="Miriam Libre" fo:font-weight="normal" officeooo:rsid="002a44cb" officeooo:paragraph-rsid="0032d94d" style:font-weight-asian="normal" style:font-weight-complex="normal"/>
    </style:style>
    <style:style style:name="P8" style:family="paragraph" style:parent-style-name="Standard">
      <style:paragraph-properties fo:text-align="start" style:justify-single-word="false"/>
      <style:text-properties style:font-name="Miriam Libre" fo:font-weight="normal" officeooo:rsid="002a44cb" officeooo:paragraph-rsid="0034f851" style:font-weight-asian="normal" style:font-weight-complex="normal"/>
    </style:style>
    <style:style style:name="P9" style:family="paragraph" style:parent-style-name="Standard">
      <style:paragraph-properties fo:text-align="start" style:justify-single-word="false"/>
      <style:text-properties style:font-name="Miriam Libre" fo:font-weight="normal" officeooo:rsid="002a44cb" officeooo:paragraph-rsid="007d7890" style:font-weight-asian="normal" style:font-weight-complex="normal"/>
    </style:style>
    <style:style style:name="P10" style:family="paragraph" style:parent-style-name="Standard">
      <style:paragraph-properties fo:text-align="start" style:justify-single-word="false"/>
      <style:text-properties style:font-name="Miriam Libre" fo:font-weight="normal" officeooo:rsid="002a44cb" officeooo:paragraph-rsid="00886281" style:font-weight-asian="normal" style:font-weight-complex="normal"/>
    </style:style>
    <style:style style:name="P11" style:family="paragraph" style:parent-style-name="Standard">
      <style:paragraph-properties fo:text-align="start" style:justify-single-word="false"/>
      <style:text-properties style:font-name="Miriam Libre" fo:font-weight="normal" officeooo:rsid="0035a56f" officeooo:paragraph-rsid="0035a56f" style:font-weight-asian="normal" style:font-weight-complex="normal"/>
    </style:style>
    <style:style style:name="P12" style:family="paragraph" style:parent-style-name="Standard">
      <style:paragraph-properties fo:text-align="start" style:justify-single-word="false"/>
      <style:text-properties style:font-name="Miriam Libre" fo:font-weight="normal" officeooo:rsid="00380bf8" officeooo:paragraph-rsid="00380bf8" style:font-weight-asian="normal" style:font-weight-complex="normal"/>
    </style:style>
    <style:style style:name="P13" style:family="paragraph" style:parent-style-name="Standard">
      <style:paragraph-properties fo:text-align="start" style:justify-single-word="false"/>
      <style:text-properties style:font-name="Miriam Libre" fo:font-weight="normal" officeooo:rsid="003c626f" officeooo:paragraph-rsid="003c626f" style:font-weight-asian="normal" style:font-weight-complex="normal"/>
    </style:style>
    <style:style style:name="P14" style:family="paragraph" style:parent-style-name="Standard">
      <style:paragraph-properties fo:text-align="start" style:justify-single-word="false"/>
      <style:text-properties style:font-name="Miriam Libre" fo:font-weight="normal" officeooo:rsid="0047aa0d" officeooo:paragraph-rsid="0047aa0d" style:font-weight-asian="normal" style:font-weight-complex="normal"/>
    </style:style>
    <style:style style:name="P15" style:family="paragraph" style:parent-style-name="Standard">
      <style:paragraph-properties fo:text-align="start" style:justify-single-word="false"/>
      <style:text-properties style:font-name="Miriam Libre" fo:font-weight="normal" officeooo:rsid="0047ee29" officeooo:paragraph-rsid="0047ee29" style:font-weight-asian="normal" style:font-weight-complex="normal"/>
    </style:style>
    <style:style style:name="P16" style:family="paragraph" style:parent-style-name="Standard">
      <style:paragraph-properties fo:text-align="start" style:justify-single-word="false"/>
      <style:text-properties style:font-name="Miriam Libre" fo:font-weight="normal" officeooo:rsid="004b9385" officeooo:paragraph-rsid="004b9385" style:font-weight-asian="normal" style:font-weight-complex="normal"/>
    </style:style>
    <style:style style:name="P17" style:family="paragraph" style:parent-style-name="Standard">
      <style:paragraph-properties fo:text-align="start" style:justify-single-word="false"/>
      <style:text-properties style:font-name="Miriam Libre" fo:font-weight="normal" officeooo:rsid="004b9385" officeooo:paragraph-rsid="0055aa41" style:font-weight-asian="normal" style:font-weight-complex="normal"/>
    </style:style>
    <style:style style:name="P18" style:family="paragraph" style:parent-style-name="Standard">
      <style:paragraph-properties fo:text-align="start" style:justify-single-word="false"/>
      <style:text-properties style:font-name="Miriam Libre" fo:font-weight="normal" officeooo:rsid="0057ee94" officeooo:paragraph-rsid="0057ee94" style:font-weight-asian="normal" style:font-weight-complex="normal"/>
    </style:style>
    <style:style style:name="P19" style:family="paragraph" style:parent-style-name="Standard">
      <style:paragraph-properties fo:text-align="start" style:justify-single-word="false"/>
      <style:text-properties style:font-name="Miriam Libre" fo:font-weight="normal" officeooo:rsid="005fba63" officeooo:paragraph-rsid="006107cc" style:font-weight-asian="normal" style:font-weight-complex="normal"/>
    </style:style>
    <style:style style:name="P20" style:family="paragraph" style:parent-style-name="Standard">
      <style:paragraph-properties fo:text-align="start" style:justify-single-word="false"/>
      <style:text-properties style:font-name="Miriam Libre" fo:font-weight="normal" officeooo:rsid="006c7e5d" officeooo:paragraph-rsid="006c7e5d" style:font-weight-asian="normal" style:font-weight-complex="normal"/>
    </style:style>
    <style:style style:name="P21" style:family="paragraph" style:parent-style-name="Standard">
      <style:paragraph-properties fo:text-align="start" style:justify-single-word="false"/>
      <style:text-properties style:font-name="Miriam Libre" fo:font-weight="normal" officeooo:rsid="007eda16" officeooo:paragraph-rsid="007eda16" style:font-weight-asian="normal" style:font-weight-complex="normal"/>
    </style:style>
    <style:style style:name="P22" style:family="paragraph" style:parent-style-name="Standard">
      <style:paragraph-properties fo:text-align="start" style:justify-single-word="false"/>
      <style:text-properties style:font-name="Miriam Libre" fo:font-weight="normal" officeooo:rsid="0081df02" officeooo:paragraph-rsid="0081df02" style:font-weight-asian="normal" style:font-weight-complex="normal"/>
    </style:style>
    <style:style style:name="P23" style:family="paragraph" style:parent-style-name="Standard">
      <style:paragraph-properties fo:text-align="start" style:justify-single-word="false"/>
      <style:text-properties style:font-name="Miriam Libre" fo:font-weight="normal" officeooo:rsid="0083c379" officeooo:paragraph-rsid="0083c379" style:font-weight-asian="normal" style:font-weight-complex="normal"/>
    </style:style>
    <style:style style:name="P24" style:family="paragraph" style:parent-style-name="Standard">
      <style:paragraph-properties fo:text-align="start" style:justify-single-word="false"/>
      <style:text-properties style:font-name="Miriam Libre" fo:font-weight="normal" officeooo:rsid="0094c145" officeooo:paragraph-rsid="0094c145" style:font-weight-asian="normal" style:font-weight-complex="normal"/>
    </style:style>
    <style:style style:name="P25" style:family="paragraph" style:parent-style-name="Standard">
      <style:paragraph-properties fo:text-align="start" style:justify-single-word="false"/>
      <style:text-properties style:font-name="Miriam Libre" fo:font-weight="normal" officeooo:rsid="009e92d1" officeooo:paragraph-rsid="009e92d1" style:font-weight-asian="normal" style:font-weight-complex="normal"/>
    </style:style>
    <style:style style:name="P26" style:family="paragraph" style:parent-style-name="Standard">
      <style:paragraph-properties fo:text-align="center" style:justify-single-word="false"/>
      <style:text-properties style:font-name="Miriam Libre" fo:font-weight="bold" style:font-weight-asian="bold" style:font-weight-complex="bold"/>
    </style:style>
    <style:style style:name="P27" style:family="paragraph" style:parent-style-name="Standard">
      <style:paragraph-properties fo:text-align="start" style:justify-single-word="false"/>
      <style:text-properties style:font-name="Miriam Libre" fo:font-weight="bold" officeooo:rsid="006bdf9d" officeooo:paragraph-rsid="006bdf9d" style:font-weight-asian="bold" style:font-weight-complex="bold"/>
    </style:style>
    <style:style style:name="P28" style:family="paragraph" style:parent-style-name="Standard">
      <style:paragraph-properties fo:text-align="start" style:justify-single-word="false"/>
      <style:text-properties style:font-name="Miriam Libre" fo:font-weight="bold" officeooo:rsid="00722da3" officeooo:paragraph-rsid="00722da3" style:font-weight-asian="bold" style:font-weight-complex="bold"/>
    </style:style>
    <style:style style:name="P29" style:family="paragraph" style:parent-style-name="Standard">
      <style:paragraph-properties fo:text-align="start" style:justify-single-word="false"/>
      <style:text-properties style:font-name="Miriam Libre" fo:font-weight="bold" officeooo:rsid="00742313" officeooo:paragraph-rsid="00742313" style:font-weight-asian="bold" style:font-weight-complex="bold"/>
    </style:style>
    <style:style style:name="P30" style:family="paragraph" style:parent-style-name="Standard">
      <style:paragraph-properties fo:text-align="start" style:justify-single-word="false"/>
      <style:text-properties style:font-name="Miriam Libre" fo:font-weight="bold" officeooo:rsid="00777c04" officeooo:paragraph-rsid="00777c04" style:font-weight-asian="bold" style:font-weight-complex="bold"/>
    </style:style>
    <style:style style:name="P31" style:family="paragraph" style:parent-style-name="Standard">
      <style:paragraph-properties fo:text-align="start" style:justify-single-word="false"/>
      <style:text-properties style:font-name="Miriam Libre" fo:font-weight="bold" officeooo:rsid="00947546" officeooo:paragraph-rsid="00947546" style:font-weight-asian="bold" style:font-weight-complex="bold"/>
    </style:style>
    <style:style style:name="P32" style:family="paragraph" style:parent-style-name="Standard">
      <style:paragraph-properties fo:text-align="start" style:justify-single-word="false"/>
      <style:text-properties officeooo:paragraph-rsid="0068d91a"/>
    </style:style>
    <style:style style:name="P33" style:family="paragraph" style:parent-style-name="Standard">
      <style:paragraph-properties fo:text-align="start" style:justify-single-word="false"/>
      <style:text-properties style:font-name="Miriam Libre" fo:font-weight="normal" officeooo:rsid="0030e179" officeooo:paragraph-rsid="0032d94d" style:font-weight-asian="normal" style:font-weight-complex="normal"/>
    </style:style>
    <style:style style:name="P34" style:family="paragraph" style:parent-style-name="Standard">
      <style:paragraph-properties fo:text-align="start" style:justify-single-word="false"/>
      <style:text-properties style:font-name="Miriam Libre" fo:font-weight="normal" officeooo:rsid="0032d94d" officeooo:paragraph-rsid="0032d94d" style:font-weight-asian="normal" style:font-weight-complex="normal"/>
    </style:style>
    <style:style style:name="P35" style:family="paragraph" style:parent-style-name="Standard" style:list-style-name="L2">
      <style:paragraph-properties fo:text-align="start" style:justify-single-word="false"/>
      <style:text-properties style:font-name="Miriam Libre" fo:font-weight="normal" officeooo:rsid="006c7e5d" officeooo:paragraph-rsid="006c7e5d" style:font-weight-asian="normal" style:font-weight-complex="normal"/>
    </style:style>
    <style:style style:name="P36" style:family="paragraph" style:parent-style-name="Standard">
      <style:paragraph-properties fo:text-align="start" style:justify-single-word="false"/>
      <style:text-properties style:font-name="Miriam Libre" fo:font-weight="normal" officeooo:rsid="00154884" officeooo:paragraph-rsid="00154884" style:font-weight-asian="normal" style:font-weight-complex="normal"/>
    </style:style>
    <style:style style:name="P37" style:family="paragraph" style:parent-style-name="Standard">
      <style:paragraph-properties fo:text-align="start" style:justify-single-word="false"/>
      <style:text-properties style:font-name="Miriam Libre" fo:font-weight="normal" officeooo:rsid="00a5f351" officeooo:paragraph-rsid="00a5f351" style:font-weight-asian="normal" style:font-weight-complex="normal"/>
    </style:style>
    <style:style style:name="P38" style:family="paragraph" style:parent-style-name="Standard">
      <style:paragraph-properties fo:text-align="start" style:justify-single-word="false"/>
      <style:text-properties style:font-name="Miriam Libre" fo:font-weight="bold" officeooo:rsid="00742313" officeooo:paragraph-rsid="00742313" style:font-weight-asian="bold" style:font-weight-complex="bold"/>
    </style:style>
    <style:style style:name="P39" style:family="paragraph" style:parent-style-name="Standard">
      <style:paragraph-properties fo:text-align="start" style:justify-single-word="false"/>
      <style:text-properties style:font-name="Miriam Libre" fo:font-weight="bold" officeooo:rsid="00a5f351" officeooo:paragraph-rsid="00a5f351" style:font-weight-asian="bold" style:font-weight-complex="bold"/>
    </style:style>
    <style:style style:name="P40" style:family="paragraph" style:parent-style-name="Standard" style:list-style-name="L1">
      <style:paragraph-properties fo:text-align="start" style:justify-single-word="false"/>
      <style:text-properties officeooo:paragraph-rsid="0068d91a"/>
    </style:style>
    <style:style style:name="P41" style:family="paragraph" style:parent-style-name="Standard">
      <style:paragraph-properties fo:text-align="start" style:justify-single-word="false"/>
      <style:text-properties officeooo:paragraph-rsid="0068d91a"/>
    </style:style>
    <style:style style:name="P42" style:family="paragraph" style:parent-style-name="Text_20_body" style:list-style-name="L3"/>
    <style:style style:name="P43" style:family="paragraph" style:parent-style-name="Text_20_body" style:list-style-name="L3">
      <style:paragraph-properties fo:margin-top="0cm" fo:margin-bottom="0cm" style:contextual-spacing="false"/>
    </style:style>
    <style:style style:name="P44" style:family="paragraph" style:parent-style-name="Text_20_body">
      <style:paragraph-properties fo:text-align="start" style:justify-single-word="false" fo:break-before="column"/>
      <style:text-properties style:font-name="Miriam Libre" fo:font-weight="normal" officeooo:rsid="00a5f351" officeooo:paragraph-rsid="00a5f351" style:font-weight-asian="normal" style:font-weight-complex="normal"/>
    </style:style>
    <style:style style:name="T1" style:family="text">
      <style:text-properties officeooo:rsid="000fef55"/>
    </style:style>
    <style:style style:name="T2" style:family="text">
      <style:text-properties officeooo:rsid="00119222"/>
    </style:style>
    <style:style style:name="T3" style:family="text">
      <style:text-properties fo:font-weight="normal" style:font-weight-asian="normal" style:font-weight-complex="normal"/>
    </style:style>
    <style:style style:name="T4" style:family="text">
      <style:text-properties fo:font-weight="normal" officeooo:rsid="00119222" style:font-weight-asian="normal" style:font-weight-complex="normal"/>
    </style:style>
    <style:style style:name="T5" style:family="text">
      <style:text-properties fo:font-weight="normal" officeooo:rsid="0012b3a5" style:font-weight-asian="normal" style:font-weight-complex="normal"/>
    </style:style>
    <style:style style:name="T6" style:family="text">
      <style:text-properties fo:font-weight="normal" officeooo:rsid="0013906f" style:font-weight-asian="normal" style:font-weight-complex="normal"/>
    </style:style>
    <style:style style:name="T7" style:family="text">
      <style:text-properties fo:font-weight="normal" officeooo:rsid="001b7fd5" style:font-weight-asian="normal" style:font-weight-complex="normal"/>
    </style:style>
    <style:style style:name="T8" style:family="text">
      <style:text-properties fo:font-weight="normal" officeooo:rsid="0074f455" style:font-weight-asian="normal" style:font-weight-complex="normal"/>
    </style:style>
    <style:style style:name="T9" style:family="text">
      <style:text-properties officeooo:rsid="001b7fd5"/>
    </style:style>
    <style:style style:name="T10" style:family="text">
      <style:text-properties fo:font-weight="bold" style:font-weight-asian="bold" style:font-weight-complex="bold"/>
    </style:style>
    <style:style style:name="T11" style:family="text">
      <style:text-properties fo:font-weight="bold" officeooo:rsid="0059c62d" style:font-weight-asian="bold" style:font-weight-complex="bold"/>
    </style:style>
    <style:style style:name="T12" style:family="text">
      <style:text-properties officeooo:rsid="0024437d"/>
    </style:style>
    <style:style style:name="T13" style:family="text">
      <style:text-properties officeooo:rsid="00256148"/>
    </style:style>
    <style:style style:name="T14" style:family="text">
      <style:text-properties officeooo:rsid="002a418e"/>
    </style:style>
    <style:style style:name="T15" style:family="text">
      <style:text-properties officeooo:rsid="002f17a2"/>
    </style:style>
    <style:style style:name="T16" style:family="text">
      <style:text-properties officeooo:rsid="00300bbe"/>
    </style:style>
    <style:style style:name="T17" style:family="text">
      <style:text-properties officeooo:rsid="003172e3"/>
    </style:style>
    <style:style style:name="T18" style:family="text">
      <style:text-properties officeooo:rsid="0032c5b2"/>
    </style:style>
    <style:style style:name="T19" style:family="text">
      <style:text-properties officeooo:rsid="0032d94d"/>
    </style:style>
    <style:style style:name="T20" style:family="text">
      <style:text-properties officeooo:rsid="0033704f"/>
    </style:style>
    <style:style style:name="T21" style:family="text">
      <style:text-properties officeooo:rsid="003c626f"/>
    </style:style>
    <style:style style:name="T22" style:family="text">
      <style:text-properties officeooo:rsid="003d7d8b"/>
    </style:style>
    <style:style style:name="T23" style:family="text">
      <style:text-properties officeooo:rsid="0041a01c"/>
    </style:style>
    <style:style style:name="T24" style:family="text">
      <style:text-properties officeooo:rsid="00437984"/>
    </style:style>
    <style:style style:name="T25" style:family="text">
      <style:text-properties officeooo:rsid="0044cd81"/>
    </style:style>
    <style:style style:name="T26" style:family="text">
      <style:text-properties officeooo:rsid="0045ca67"/>
    </style:style>
    <style:style style:name="T27" style:family="text">
      <style:text-properties officeooo:rsid="0047ee29"/>
    </style:style>
    <style:style style:name="T28" style:family="text">
      <style:text-properties officeooo:rsid="0048f9ab"/>
    </style:style>
    <style:style style:name="T29" style:family="text">
      <style:text-properties officeooo:rsid="004c00ae"/>
    </style:style>
    <style:style style:name="T30" style:family="text">
      <style:text-properties officeooo:rsid="004d8b2d"/>
    </style:style>
    <style:style style:name="T31" style:family="text">
      <style:text-properties officeooo:rsid="004f8a89"/>
    </style:style>
    <style:style style:name="T32" style:family="text">
      <style:text-properties officeooo:rsid="00515623"/>
    </style:style>
    <style:style style:name="T33" style:family="text">
      <style:text-properties officeooo:rsid="0052d253"/>
    </style:style>
    <style:style style:name="T34" style:family="text">
      <style:text-properties officeooo:rsid="0054c8c4"/>
    </style:style>
    <style:style style:name="T35" style:family="text">
      <style:text-properties officeooo:rsid="0054f3f5"/>
    </style:style>
    <style:style style:name="T36" style:family="text">
      <style:text-properties officeooo:rsid="0059c62d"/>
    </style:style>
    <style:style style:name="T37" style:family="text">
      <style:text-properties officeooo:rsid="005b1cb2"/>
    </style:style>
    <style:style style:name="T38" style:family="text">
      <style:text-properties officeooo:rsid="005cc2e9"/>
    </style:style>
    <style:style style:name="T39" style:family="text">
      <style:text-properties officeooo:rsid="005db074"/>
    </style:style>
    <style:style style:name="T40" style:family="text">
      <style:text-properties style:font-name="Miriam Libre"/>
    </style:style>
    <style:style style:name="T41" style:family="text">
      <style:text-properties style:font-name="Miriam Libre" fo:font-weight="normal" officeooo:rsid="00678df2" style:font-weight-asian="normal" style:font-weight-complex="normal"/>
    </style:style>
    <style:style style:name="T42" style:family="text">
      <style:text-properties style:font-name="Miriam Libre" fo:font-weight="normal" officeooo:rsid="0065b262" style:font-weight-asian="normal" style:font-weight-complex="normal"/>
    </style:style>
    <style:style style:name="T43" style:family="text">
      <style:text-properties style:font-name="Miriam Libre" fo:font-weight="normal" officeooo:rsid="00621b04" style:font-weight-asian="normal" style:font-weight-complex="normal"/>
    </style:style>
    <style:style style:name="T44" style:family="text">
      <style:text-properties style:font-name="Miriam Libre" fo:font-weight="normal" officeooo:rsid="005fba63" style:font-weight-asian="normal" style:font-weight-complex="normal"/>
    </style:style>
    <style:style style:name="T45" style:family="text">
      <style:text-properties style:font-name="Miriam Libre" fo:font-weight="normal" officeooo:rsid="006a4286" style:font-weight-asian="normal" style:font-weight-complex="normal"/>
    </style:style>
    <style:style style:name="T46" style:family="text">
      <style:text-properties style:font-name="Miriam Libre" style:text-underline-style="solid" style:text-underline-width="auto" style:text-underline-color="font-color" fo:font-weight="normal" officeooo:rsid="006a4286" style:font-weight-asian="normal" style:font-weight-complex="normal"/>
    </style:style>
    <style:style style:name="T47" style:family="text">
      <style:text-properties style:font-name="Miriam Libre" officeooo:rsid="0065b262"/>
    </style:style>
    <style:style style:name="T48" style:family="text">
      <style:text-properties officeooo:rsid="0074f455"/>
    </style:style>
    <style:style style:name="T49" style:family="text">
      <style:text-properties officeooo:rsid="00780fc1"/>
    </style:style>
    <style:style style:name="T50" style:family="text">
      <style:text-properties officeooo:rsid="00800c9b"/>
    </style:style>
    <style:style style:name="T51" style:family="text">
      <style:text-properties officeooo:rsid="0084869a"/>
    </style:style>
    <style:style style:name="T52" style:family="text">
      <style:text-properties officeooo:rsid="0084e319"/>
    </style:style>
    <style:style style:name="T53" style:family="text">
      <style:text-properties officeooo:rsid="008664c8"/>
    </style:style>
    <style:style style:name="T54" style:family="text">
      <style:text-properties officeooo:rsid="00886281"/>
    </style:style>
    <style:style style:name="T55" style:family="text">
      <style:text-properties officeooo:rsid="0089111d"/>
    </style:style>
    <style:style style:name="T56" style:family="text">
      <style:text-properties officeooo:rsid="0089c7c7"/>
    </style:style>
    <style:style style:name="T57" style:family="text">
      <style:text-properties officeooo:rsid="008ed5fe"/>
    </style:style>
    <style:style style:name="T58" style:family="text">
      <style:text-properties officeooo:rsid="0090bb08"/>
    </style:style>
    <style:style style:name="T59" style:family="text">
      <style:text-properties officeooo:rsid="0095b905"/>
    </style:style>
    <style:style style:name="T60" style:family="text">
      <style:text-properties officeooo:rsid="0097779e"/>
    </style:style>
    <style:style style:name="T61" style:family="text">
      <style:text-properties officeooo:rsid="00989ca6"/>
    </style:style>
    <style:style style:name="T62" style:family="text">
      <style:text-properties officeooo:rsid="009f4ff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1">JWT</text:span><text:span text:style-name="T2">(</text:span><text:span text:style-name="T9">J</text:span><text:span text:style-name="T4">son </text:span><text:span text:style-name="T7">W</text:span><text:span text:style-name="T4">eb </text:span><text:span text:style-name="T9">T</text:span><text:span text:style-name="T5">o</text:span><text:span text:style-name="T6">ken</text:span><text:span text:style-name="T2">)</text:span></text:p>
      <text:p text:style-name="P1"/>
      <text:p text:style-name="P3">Agr resource apas me bat kr rhe h or <text:span text:style-name="T12">unko</text:span> claim kr<text:span text:style-name="T12">n</text:span>a h ki han me bat kr skta hu to usi <text:span text:style-name="T12">ko ,</text:span>claim <text:span text:style-name="T12">mech</text:span><text:span text:style-name="T17">a</text:span><text:span text:style-name="T12">nism ko, JWT </text:span><text:span text:style-name="T13">bola jata</text:span><text:span text:style-name="T12"> h.</text:span></text:p>
      <text:p text:style-name="P3"/>
      <text:p text:style-name="P5">J<text:span text:style-name="T18">WT</text:span> apka data lete h, encrypt krte h or <text:span text:style-name="T14">usko kon decrypt kr skta h wo decide hoga apke server pr.</text:span></text:p>
      <text:p text:style-name="P5"/>
      <text:p text:style-name="P5"/>
      <text:p text:style-name="P6">Encrypted Data : <text:span text:style-name="T15">encryption algo(HS256) </text:span><text:span text:style-name="T16">most common</text:span></text:p>
      <text:p text:style-name="P11">Encoded :-</text:p>
      <text:p text:style-name="P6"/>
      <text:p text:style-name="P33">Token : Divided into three parts:</text:p>
      <text:p text:style-name="P7"/>
      <text:p text:style-name="P34">1. <text:s/>red string : konsi algorithm use kr rhe h</text:p>
      <text:p text:style-name="P34">2. purple string : ky information h apke pas me</text:p>
      <text:p text:style-name="P8"><text:span text:style-name="T19">3. blue string : signature, ki khi apke data me koi </text:span><text:span text:style-name="T21">manipulation</text:span><text:span text:style-name="T19"> to nh</text:span><text:span text:style-name="T20">i</text:span><text:span text:style-name="T19"> h. </text:span><text:span text:style-name="T22">Agr h to token change ho jata h.</text:span></text:p>
      <text:p text:style-name="P8"/>
      <text:p text:style-name="P8"/>
      <text:p text:style-name="P12">Data Decryption : </text:p>
      <text:p text:style-name="P12"/>
      <text:p text:style-name="P13">Header : <text:span text:style-name="T23">algo and token type</text:span></text:p>
      <text:p text:style-name="P13">{</text:p>
      <text:p text:style-name="P13"><text:tab/>“<text:span text:style-name="T24">alg</text:span>”<text:tab/> : “<text:span text:style-name="T24">HS256</text:span>” <text:span text:style-name="T25">(by default yhi set <text:s/>hoti h),</text:span></text:p>
      <text:p text:style-name="P13"><text:tab/>“<text:span text:style-name="T26">typ</text:span>” : “<text:span text:style-name="T26">JWT</text:span>”</text:p>
      <text:p text:style-name="P13">}</text:p>
      <text:p text:style-name="P13"/>
      <text:p text:style-name="P14">Payload : <text:span text:style-name="T27">DATA</text:span></text:p>
      <text:p text:style-name="P14"/>
      <text:p text:style-name="P15">{</text:p>
      <text:p text:style-name="P15"><text:tab/>“id” <text:s text:c="7"/>: <text:tab/>“21545432”,</text:p>
      <text:p text:style-name="P15"><text:tab/>“name” <text:s/>: <text:s/><text:tab/>“John Doe”</text:p>
      <text:p text:style-name="P15"><text:tab/>“<text:span text:style-name="T28">iat</text:span>” <text:tab/> <text:s text:c="3"/>: <text:tab/><text:span text:style-name="T28">21345645 <text:tab/><text:tab/>(issued at)</text:span></text:p>
      <text:p text:style-name="P16"><text:tab/>“eat” <text:s text:c="6"/>: <text:s text:c="5"/>whatever time</text:p>
      <text:p text:style-name="P15">}</text:p>
      <text:p text:style-name="P15"/>
      <text:p text:style-name="P16">Very Signature </text:p>
      <text:p text:style-name="P16"/>
      <text:p text:style-name="P16">{</text:p>
      <text:p text:style-name="P16"><text:s text:c="6"/><text:span text:style-name="T29">your-256-bit-secret</text:span><text:span text:style-name="T34">(secret key)</text:span><text:span text:style-name="T29"> <text:s/></text:span><text:span text:style-name="T30">(yhi apk</text:span><text:span text:style-name="T31">i</text:span><text:span text:style-name="T30"> private </text:span><text:span text:style-name="T31">key </text:span><text:span text:style-name="T30"><text:s/>generate kr</text:span><text:span text:style-name="T32">ega</text:span><text:span text:style-name="T30">)</text:span></text:p>
      <text:p text:style-name="P17"><text:s text:c="6"/><text:span text:style-name="T33">Note : <text:s/>exactly apki jo string h wo apka private signature nhi h, blki wo <text:s text:c="3"/><text:tab/><text:tab/> <text:s text:c="5"/>signature generate krne me help krta h.</text:span></text:p>
      <text:p text:style-name="P17"><text:s text:c="10"/><text:tab/><text:span text:style-name="T35">Is key ho hum server pr secret rkhte h, distribute nhi krte. </text:span></text:p>
      <text:p text:style-name="P16">}</text:p>
      <text:p text:style-name="P8"/>
      <text:p text:style-name="P18"><text:soft-page-break/><text:span text:style-name="T11">Secure </text:span><text:span text:style-name="T10">Storage Of Token :- </text:span><text:line-break/><text:line-break/><text:span text:style-name="T36">We can store token o</text:span><text:span text:style-name="T37">n Client side in </text:span><text:span text:style-name="T38">Session Storage, Local Storage, </text:span><text:span text:style-name="T39">And in Cookies.</text:span></text:p>
      <text:p text:style-name="P18"><text:s/></text:p>
      <text:p text:style-name="P18"/>
      <text:p text:style-name="P19">Token can be stolen from local storage by :</text:p>
      <text:p text:style-name="P19"/>
      <text:list text:style-name="L1">
        <text:list-item>
          <text:p text:style-name="P40"><text:span text:style-name="T43">1. </text:span><text:span text:style-name="T44">XSS Attacks : cross-site scripting</text:span></text:p>
          <text:p text:style-name="P40"/>
        </text:list-item>
      </text:list>
      <text:p text:style-name="P32"><text:span text:style-name="T46">Note</text:span><text:span text:style-name="T45"> : </text:span><text:span text:style-name="T41">I</text:span><text:span text:style-name="T42">f it can be stolen from local storage, it can also be stolen from session and cookie storage.</text:span></text:p>
      <text:p text:style-name="P32"/>
      <text:p text:style-name="P2"><text:span text:style-name="T47">S</text:span><text:span text:style-name="T40">o the best way to <text:s/>securely work with token is to expire it.</text:span></text:p>
      <text:p text:style-name="P32"/>
      <text:p text:style-name="P32"/>
      <text:p text:style-name="P19"/>
      <text:p text:style-name="P27">Use Cases Of JWT Token : -</text:p>
      <text:p text:style-name="P27"/>
      <text:list text:style-name="L2">
        <text:list-item>
          <text:p text:style-name="P35">Authentication</text:p>
        </text:list-item>
        <text:list-item>
          <text:p text:style-name="P35">Authorization</text:p>
        </text:list-item>
        <text:list-item>
          <text:p text:style-name="P35">Communication between two servers as well, due to presence of payload</text:p>
        </text:list-item>
      </text:list>
      <text:p text:style-name="P20"/>
      <text:p text:style-name="P20"/>
      <text:p text:style-name="P28">How To Invalidate JWT :-</text:p>
      <text:p text:style-name="P28"/>
      <text:p text:style-name="P29">Several server side languages <text:span text:style-name="T3">provides the feature to </text:span><text:span text:style-name="T8">set the expiry time of token.</text:span></text:p>
      <text:p text:style-name="P29"/>
      <text:p text:style-name="P29"/>
      <text:p text:style-name="P30"><text:span text:style-name="T48">C</text:span>lient<text:tab/><text:tab/><text:tab/><text:tab/><text:tab/><text:tab/>Server<text:tab/><text:tab/><text:tab/><text:tab/>Database</text:p>
      <text:p text:style-name="P18"/>
      <text:p text:style-name="P8"/>
      <text:p text:style-name="P10"><text:span text:style-name="T50">1. </text:span><text:span text:style-name="T49">send credentials <text:s text:c="4"/>------------&gt; <text:s text:c="10"/></text:span><text:span text:style-name="T54">sent to db <text:s/>----------&gt; validate credentials</text:span></text:p>
      <text:p text:style-name="P10"><text:span text:style-name="T56">2.</text:span> <text:s text:c="33"/><text:tab/><text:tab/><text:tab/><text:span text:style-name="T55">generated token &lt;-------- <text:s/>credentails valid</text:span></text:p>
      <text:p text:style-name="P9"><text:span text:style-name="T56">3</text:span><text:span text:style-name="T50">. </text:span><text:span text:style-name="T49"><text:tab/><text:tab/><text:tab/>&lt;-------------<text:tab/></text:span><text:span text:style-name="T57">Issue JWT Token</text:span><text:span text:style-name="T49"><text:tab/></text:span></text:p>
      <text:p text:style-name="P21"><text:span text:style-name="T56">4</text:span><text:span text:style-name="T50">. </text:span>Got the Access Token</text:p>
      <text:p text:style-name="P22"><text:span text:style-name="T56">5</text:span>. Sents Request with token -------&gt; <text:s text:c="4"/><text:span text:style-name="T58">Validate Token <text:s text:c="2"/></text:span>-----------&gt; <text:s/><text:span text:style-name="T51">data found</text:span></text:p>
      <text:p text:style-name="P23"><text:span text:style-name="T56">6 </text:span>.<text:span text:style-name="T52">Gets the data <text:s text:c="4"/>&lt;-------------- <text:s text:c="11"/>Process the Data <text:s text:c="2"/>&lt;-------- </text:span><text:span text:style-name="T53">sents the data</text:span></text:p>
      <text:p text:style-name="P8"/>
      <text:p text:style-name="P8"><text:s/></text:p>
      <text:p text:style-name="P8"/>
      <text:p text:style-name="P4"/>
      <text:p text:style-name="P31">For Session the flow is almost similar :-</text:p>
      <text:p text:style-name="P31"/>
      <text:p text:style-name="P24">Just replace J<text:span text:style-name="T60">WT</text:span> with Session id, <text:span text:style-name="T59">which can be stored in cookie, </text:span><text:span text:style-name="T61">like jwt</text:span></text:p>
      <text:p text:style-name="P25">And also the validation of <text:span text:style-name="T62">Session id is done by matching it with the session id stored in the database.</text:span></text:p>
      <text:p text:style-name="P39"><text:soft-page-break/>Session : <text:span text:style-name="T10"/></text:p>
      <text:p text:style-name="P44">Each user's browser stores a session cookie that contains a session ID. When a request is made to the server, this session ID is sent along with the request, allowing the server to identify which session data to load. The session data is retrieved using this ID, ensuring that:<text:span text:style-name="T10"/></text:p>
      <text:list text:style-name="L3">
        <text:list-item>
          <text:p text:style-name="P43"><text:span text:style-name="Strong_20_Emphasis">User A's Session</text:span>: When User A logs in, their session data (e.g., <text:span text:style-name="Source_20_Text">UserId: 1</text:span>) is stored separately on the server and linked to their unique session ID.<text:span text:style-name="T10"/></text:p>
        </text:list-item>
        <text:list-item>
          <text:p text:style-name="P42"><text:span text:style-name="Strong_20_Emphasis">User B's Session</text:span>: When User B logs in, a different session is created for them with their data (e.g., <text:span text:style-name="Source_20_Text">UserId: 2</text:span>).<text:span text:style-name="T10"/></text:p>
        </text:list-item>
      </text:list>
      <text:p text:style-name="P37"/>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riam Libre" svg:font-family="'Miriam Libre'" style:font-family-generic="modern"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7T14:31:14.610000000</meta:creation-date>
    <dc:date>2024-09-30T18:51:21.913000000</dc:date>
    <meta:editing-duration>PT1H54M33S</meta:editing-duration>
    <meta:editing-cycles>125</meta:editing-cycles>
    <meta:generator>LibreOffice/7.5.0.3$Windows_X86_64 LibreOffice_project/c21113d003cd3efa8c53188764377a8272d9d6de</meta:generator>
    <meta:document-statistic meta:table-count="0" meta:image-count="0" meta:object-count="0" meta:page-count="3" meta:paragraph-count="56" meta:word-count="513" meta:character-count="2875" meta:non-whitespace-character-count="2253"/>
  </office:meta>
</office:document-meta>
</file>